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A670000028995A24F2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52cm" svg:stroke-color="#99ccff" draw:marker-start-width="0.275cm" draw:marker-end="Arrow" draw:marker-end-width="0.889cm" draw:textarea-horizontal-align="center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0.324cm" svg:height="14.855cm" svg:x="0.264cm" svg:y="0.139cm">
          <draw:image xlink:href="Pictures/1000020100000A670000028995A24F22.png" xlink:type="simple" xlink:show="embed" xlink:actuate="onLoad">
            <text:p/>
          </draw:image>
        </draw:frame>
        <draw:line draw:style-name="gr2" draw:text-style-name="P1" draw:layer="layout" svg:x1="18.289cm" svg:y1="8.123cm" svg:x2="21.121cm" svg:y2="8.169cm">
          <text:p/>
        </draw:line>
        <draw:line draw:style-name="gr2" draw:text-style-name="P1" draw:layer="layout" svg:x1="39.038cm" svg:y1="8.077cm" svg:x2="41.87cm" svg:y2="8.12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0.96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30T16:02:35</dc:date>
    <dc:creator>denis </dc:creator>
    <meta:document-statistic meta:object-count="3"/>
    <meta:generator>LibreOffice/3.3$Unix LibreOffice_project/330m19$Build-202</meta:generator>
  </office:meta>
</office:document-meta>
</file>